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8004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2">
      <style:text-properties fo:font-weight="bold" style:font-weight-asian="bold" style:font-weight-complex="bold"/>
    </style:style>
    <style:style style:name="ce31" style:family="table-cell" style:parent-style-name="Default" style:data-style-name="N122"/>
    <style:style style:name="ce3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/>
    <style:style style:name="ce3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value-type" style:repeat-content="false"/>
      <style:paragraph-properties fo:margin-left="0in"/>
    </style:style>
    <style:style style:name="ce42" style:family="table-cell" style:parent-style-name="Default">
      <style:table-cell-properties fo:background-color="#b3b3b3"/>
      <style:text-properties fo:color="#b3b3b3"/>
    </style:style>
    <style:style style:name="ce43" style:family="table-cell" style:parent-style-name="Default">
      <style:table-cell-properties fo:background-color="#b3b3b3"/>
    </style:style>
    <style:style style:name="ce44" style:family="table-cell" style:parent-style-name="Default">
      <style:table-cell-properties fo:background-color="#00ff00"/>
      <style:text-properties fo:color="#000000"/>
    </style:style>
    <style:style style:name="ce45" style:family="table-cell" style:parent-style-name="Default">
      <style:table-cell-properties fo:background-color="#b3b3b3"/>
      <style:text-properties fo:color="#000000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March 8, 2009, 11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10"/>
          <table:table-cell office:value-type="string">
            <text:p>unequalParameterType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10"/>
          <table:table-cell office:value-type="string">
            <text:p>UndefinedPrivateVar2</text:p>
          </table:table-cell>
          <table:table-cell table:number-columns-repeated="253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11"/>
          <table:table-cell office:value-type="string">
            <text:p>Disabled; 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10"/>
          <table:table-cell office:value-type="string">
            <text:p>Two tests fail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11"/>
          <table:table-cell office:value-type="string">
            <text:p>Causes OutOfMemory; ignored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table:number-columns-repeated="254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3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2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Tijs + 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3"/>
          <table:table-cell table:style-name="ce13" office:value-type="string">
            <text:p>Parameterized types</text:p>
          </table:table-cell>
          <table:table-cell table:style-name="ce20" office:value-type="float" office:value="1">
            <text:p>1</text:p>
          </table:table-cell>
          <table:table-cell table:style-name="ce25" office:value-type="percentage" office:value="1">
            <text:p>100%</text:p>
          </table:table-cell>
          <table:table-cell table:style-name="ce20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 table:style-name="ce18"/>
          <table:table-cell table:style-name="ce18" office:value-type="string">
            <text:p>Replace function overloading by matching?</text:p>
          </table:table-cell>
          <table:table-cell table:style-name="ce16" office:value-type="float" office:value="4">
            <text:p>4</text:p>
          </table:table-cell>
          <table:table-cell table:style-name="ce26" office:value-type="percentage" office:value="0">
            <text:p>0%</text:p>
          </table:table-cell>
          <table:table-cell table:style-name="ce16"/>
          <table:table-cell table:style-name="ce12"/>
          <table:table-cell table:style-name="ce12" office:value-type="string">
            <text:p>?</text:p>
          </table:table-cell>
          <table:table-cell table:style-name="ce1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 table:style-name="ce17"/>
          <table:table-cell table:style-name="ce17" office:value-type="string">
            <text:p>Fail gracefully (we need more robustness tests)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7">
            <text:p>7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75">
            <text:p>75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Refactoring of Result clas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9">
            <text:p>90%</text:p>
          </table:table-cell>
          <table:table-cell table:style-name="ce19" office:value-type="string">
            <text:p>Tijs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8"/>
          <table:table-cell table:style-name="ce18" office:value-type="string">
            <text:p>Unify message strings for each exception type</text:p>
          </table:table-cell>
          <table:table-cell table:style-name="ce16" office:value-type="float" office:value="0.5">
            <text:p>0.5</text:p>
          </table:table-cell>
          <table:table-cell table:style-name="ce26" office:value-type="percentage" office:value="0">
            <text:p>0%</text:p>
          </table:table-cell>
          <table:table-cell table:style-name="ce16" office:value-type="string">
            <text:p>Tijs</text:p>
          </table:table-cell>
          <table:table-cell table:style-name="ce12" table:number-columns-repeated="2"/>
          <table:table-cell table:style-name="ce18" table:number-columns-repeated="1017"/>
        </table:table-row>
        <table:table-row table:style-name="ro1">
          <table:table-cell table:style-name="ce13"/>
          <table:table-cell table:style-name="ce13" office:value-type="string">
            <text:p>int versus BigInteger, double versus BigDecimal.</text:p>
          </table:table-cell>
          <table:table-cell table:style-name="ce20" office:value-type="float" office:value="5">
            <text:p>5</text:p>
          </table:table-cell>
          <table:table-cell table:style-name="ce25" office:value-type="percentage" office:value="1">
            <text:p>100%</text:p>
          </table:table-cell>
          <table:table-cell table:style-name="ce20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  <table:table-cell table:number-columns-repeated="768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20" office:value-type="float" office:value="2">
            <text:p>2</text:p>
          </table:table-cell>
          <table:table-cell table:style-name="ce25" office:value-type="percentage" office:value="1">
            <text:p>100%</text:p>
          </table:table-cell>
          <table:table-cell table:style-name="ce20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31"/>
        <table:table-column table:style-name="co5" table:default-cell-style-name="ce33"/>
        <table:table-column table:style-name="co11" table:default-cell-style-name="ce31"/>
        <table:table-column table:style-name="co12" table:default-cell-style-name="ce34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6" table:default-cell-style-name="ce34"/>
        <table:table-column table:style-name="co17" table:default-cell-style-name="ce36"/>
        <table:table-column table:style-name="co18" table:default-cell-style-name="ce31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31"/>
        <table:table-row table:style-name="ro1">
          <table:table-cell table:style-name="ce3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2"/>
          <table:table-cell table:style-name="ce32" office:value-type="string">
            <text:p>Computer</text:p>
          </table:table-cell>
          <table:table-cell table:style-name="ce32" office:value-type="string">
            <text:p>Java</text:p>
          </table:table-cell>
          <table:table-cell table:style-name="ce35"/>
          <table:table-cell table:style-name="ce32" office:value-type="string">
            <text:p>ASF comp</text:p>
          </table:table-cell>
          <table:table-cell table:style-name="ce35"/>
          <table:table-cell table:style-name="ce32" office:value-type="string">
            <text:p>Rascal</text:p>
          </table:table-cell>
          <table:table-cell table:style-name="ce1"/>
          <table:table-cell table:style-name="ce37" office:value-type="string">
            <text:p>ASF int.</text:p>
          </table:table-cell>
          <table:table-cell table:style-name="ce32" office:value-type="string">
            <text:p>Ruby</text:p>
          </table:table-cell>
          <table:table-cell table:style-name="ce1" table:number-columns-repeated="2"/>
          <table:table-cell table:style-name="ce3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8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9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2"/>
          <table:table-cell table:number-columns-repeated="3" table:style-name="ce44" office:value-type="string">
            <text:p>+</text:p>
          </table:table-cell>
          <table:table-cell table:style-name="ce44" office:value-type="string">
            <text:p>concat</text:p>
          </table:table-cell>
          <table:table-cell table:style-name="ce44" office:value-type="string">
            <text:p>union</text:p>
          </table:table-cell>
          <table:table-cell table:style-name="ce44" office:value-type="string">
            <text:p>join</text:p>
          </table:table-cell>
          <table:table-cell table:style-name="ce44"/>
          <table:table-cell table:style-name="ce44" office:value-type="string">
            <text:p>union</text:p>
          </table:table-cell>
          <table:table-cell table:style-name="ce4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1"/>
          <table:table-cell table:style-name="ce42"/>
          <table:table-cell table:style-name="ce44" table:number-columns-repeated="8"/>
          <table:table-cell table:style-name="ce4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2"/>
          <table:table-cell table:number-columns-repeated="2" table:style-name="ce13" office:value-type="string">
            <text:p>-</text:p>
          </table:table-cell>
          <table:table-cell table:style-name="ce43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3"/>
          <table:table-cell table:style-name="ce13" office:value-type="string">
            <text:p>subtra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2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3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2"/>
          <table:table-cell table:number-columns-repeated="2" table:style-name="ce13" office:value-type="string">
            <text:p>/</text:p>
          </table:table-cell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2"/>
          <table:table-cell table:style-name="ce13" office:value-type="string">
            <text:p>remainder</text:p>
          </table:table-cell>
          <table:table-cell table:style-name="ce4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/>
          <table:table-cell table:style-name="ce4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2"/>
          <table:table-cell table:style-name="ce43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3"/>
          <table:table-cell table:style-name="ce13" office:value-type="string">
            <text:p>interse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4"/>
          <table:table-cell table:style-name="ce13" table:number-columns-repeated="2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3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3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3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3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3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3"/>
          <table:table-cell table:style-name="ce13" office:value-type="string">
            <text:p>contains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0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9"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3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4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4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43"/>
          <table:table-cell table:style-name="ce43" office:value-type="string">
            <text:p>lis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length()</text:p>
          </table:table-cell>
          <table:table-cell table:style-name="ce1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map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table:style-name="ce1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se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relation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+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table:style-name="ce49" office:value-type="string">
            <text:p>++</text:p>
          </table:table-cell>
          <table:table-cell table:style-name="ce49" table:number-columns-repeated="4"/>
          <table:table-cell table:number-columns-repeated="2" table:style-name="ce49" office:value-type="string">
            <text:p>A</text:p>
          </table:table-cell>
          <table:table-cell table:style-name="ce49"/>
          <table:table-cell table:number-columns-repeated="2" table:style-name="ce49" office:value-type="string">
            <text:p>A</text:p>
          </table:table-cell>
          <table:table-cell table:style-name="ce4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7"/>
          <table:table-cell table:number-columns-repeated="243"/>
        </table:table-row>
        <table:table-row table:style-name="ro1">
          <table:table-cell/>
          <table:table-cell table:style-name="ce49" office:value-type="string">
            <text:p>**</text:p>
          </table:table-cell>
          <table:table-cell table:style-name="ce49" table:number-columns-repeated="5"/>
          <table:table-cell table:number-columns-repeated="5" table:style-name="ce49" office:value-type="string">
            <text:p>A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03/16/2009</text:date>, <text:time>22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9T21:57:14</dc:date>
    <dc:language>en-US</dc:language>
    <meta:editing-cycles>212</meta:editing-cycles>
    <meta:editing-duration>PT285H54M17S</meta:editing-duration>
    <meta:document-statistic meta:table-count="8" meta:cell-count="1078" meta:object-count="0"/>
    <meta:user-defined meta:name="Info 1"/>
    <meta:user-defined meta:name="Info 2"/>
    <meta:user-defined meta:name="Info 3"/>
    <meta:user-defined meta:name="Info 4"/>
  </office:meta>
</office:document-meta>
</file>